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ransparent_5f_fiat" style:data-style-name="N114"/>
    <style:style style:name="ce27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14"/>
    <style:style style:name="ce4" style:family="table-cell" style:parent-style-name="taxable_5f_event_5f_fiat" style:data-style-name="N114"/>
    <style:style style:name="ce5" style:family="table-cell" style:parent-style-name="taxable_5f_event_5f_border_5f_fiat" style:data-style-name="N114"/>
    <style:style style:name="ce6" style:family="table-cell" style:parent-style-name="taxable_5f_event_5f_alt_5f_fiat" style:data-style-name="N114"/>
    <style:style style:name="ce7" style:family="table-cell" style:parent-style-name="taxable_5f_event_5f_alt_5f_border_5f_fiat" style:data-style-name="N114"/>
    <style:style style:name="ce8" style:family="table-cell" style:parent-style-name="acquired_5f_lot_5f_fiat" style:data-style-name="N114"/>
    <style:style style:name="ce9" style:family="table-cell" style:parent-style-name="acquired_5f_lot_5f_border_5f_fiat" style:data-style-name="N114"/>
    <style:style style:name="ce10" style:family="table-cell" style:parent-style-name="acquired_5f_lot_5f_alt_5f_fiat" style:data-style-name="N114"/>
    <style:style style:name="ce11" style:family="table-cell" style:parent-style-name="acquired_5f_lot_5f_alt_5f_border_5f_fiat" style:data-style-name="N114"/>
    <style:style style:name="ce12" style:family="table-cell" style:parent-style-name="highlighted_5f_fiat" style:data-style-name="N114"/>
    <style:style style:name="ce13" style:family="table-cell" style:parent-style-name="highlighted_5f_border_5f_fiat" style:data-style-name="N114"/>
    <style:style style:name="ce14" style:family="table-cell" style:parent-style-name="taxable_5f_event_5f_note_5f_fiat" style:data-style-name="N114"/>
    <style:style style:name="ce15" style:family="table-cell" style:parent-style-name="taxable_5f_event_5f_note_5f_border_5f_fiat" style:data-style-name="N114"/>
    <style:style style:name="ce16" style:family="table-cell" style:parent-style-name="acquired_5f_lot_5f_note_5f_fiat" style:data-style-name="N114"/>
    <style:style style:name="ce17" style:family="table-cell" style:parent-style-name="acquired_5f_lot_5f_note_5f_border_5f_fiat" style:data-style-name="N114"/>
    <style:style style:name="ce18" style:family="table-cell" style:parent-style-name="bold_5f_fiat" style:data-style-name="N114"/>
    <style:style style:name="ce19" style:family="table-cell" style:parent-style-name="bold_5f_border_5f_fiat" style:data-style-name="N114"/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,123456789</text:p>
          </table:table-cell>
          <table:table-cell table:style-name="taxable_5f_event_5f_default" office:value-type="float" office:value="0.123456789" calcext:value-type="float">
            <text:p>0,123456789</text:p>
          </table:table-cell>
          <table:table-cell table:style-name="taxable_5f_event_5f_alt_5f_default" office:value-type="float" office:value="0.123456789" calcext:value-type="float">
            <text:p>0,123456789</text:p>
          </table:table-cell>
          <table:table-cell table:style-name="acquired_5f_lot_5f_default" office:value-type="float" office:value="0.123456789" calcext:value-type="float">
            <text:p>0,123456789</text:p>
          </table:table-cell>
          <table:table-cell table:style-name="acquired_5f_lot_5f_alt_5f_default" office:value-type="float" office:value="0.123456789" calcext:value-type="float">
            <text:p>0,123456789</text:p>
          </table:table-cell>
          <table:table-cell table:style-name="highlighted_5f_default" office:value-type="float" office:value="0.123456789" calcext:value-type="float">
            <text:p>0,123456789</text:p>
          </table:table-cell>
          <table:table-cell table:style-name="taxable_5f_event_5f_note_5f_default" office:value-type="float" office:value="0.123456789" calcext:value-type="float">
            <text:p>0,123456789</text:p>
          </table:table-cell>
          <table:table-cell table:style-name="acquired_5f_lot_5f_note_5f_default" office:value-type="float" office:value="0.123456789" calcext:value-type="float">
            <text:p>0,123456789</text:p>
          </table:table-cell>
          <table:table-cell table:style-name="bold_5f_default" office:value-type="float" office:value="0.123456789" calcext:value-type="float">
            <text:p>0,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ce1" office:value-type="currency" office:currency="USD" office:value="0.123456789" calcext:value-type="currency">
            <text:p>$0,12</text:p>
          </table:table-cell>
          <table:table-cell table:style-name="ce4" office:value-type="currency" office:currency="USD" office:value="0.123456789" calcext:value-type="currency">
            <text:p>$0,12</text:p>
          </table:table-cell>
          <table:table-cell table:style-name="ce6" office:value-type="currency" office:currency="USD" office:value="0.123456789" calcext:value-type="currency">
            <text:p>$0,12</text:p>
          </table:table-cell>
          <table:table-cell table:style-name="ce8" office:value-type="currency" office:currency="USD" office:value="0.123456789" calcext:value-type="currency">
            <text:p>$0,12</text:p>
          </table:table-cell>
          <table:table-cell table:style-name="ce10" office:value-type="currency" office:currency="USD" office:value="0.123456789" calcext:value-type="currency">
            <text:p>$0,12</text:p>
          </table:table-cell>
          <table:table-cell table:style-name="ce12" office:value-type="currency" office:currency="USD" office:value="0.123456789" calcext:value-type="currency">
            <text:p>$0,12</text:p>
          </table:table-cell>
          <table:table-cell table:style-name="ce14" office:value-type="currency" office:currency="USD" office:value="0.123456789" calcext:value-type="currency">
            <text:p>$0,12</text:p>
          </table:table-cell>
          <table:table-cell table:style-name="ce16" office:value-type="currency" office:currency="USD" office:value="0.123456789" calcext:value-type="currency">
            <text:p>$0,12</text:p>
          </table:table-cell>
          <table:table-cell table:style-name="ce18" office:value-type="currency" office:currency="USD" office:value="0.123456789" calcext:value-type="currency">
            <text:p>$0,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,12345679</text:p>
          </table:table-cell>
          <table:table-cell table:style-name="taxable_5f_event_5f_crypto" office:value-type="float" office:value="0.123456789" calcext:value-type="float">
            <text:p>0,12345679</text:p>
          </table:table-cell>
          <table:table-cell table:style-name="taxable_5f_event_5f_alt_5f_crypto" office:value-type="float" office:value="0.123456789" calcext:value-type="float">
            <text:p>0,12345679</text:p>
          </table:table-cell>
          <table:table-cell table:style-name="acquired_5f_lot_5f_crypto" office:value-type="float" office:value="0.123456789" calcext:value-type="float">
            <text:p>0,12345679</text:p>
          </table:table-cell>
          <table:table-cell table:style-name="acquired_5f_lot_5f_alt_5f_crypto" office:value-type="float" office:value="0.123456789" calcext:value-type="float">
            <text:p>0,12345679</text:p>
          </table:table-cell>
          <table:table-cell table:style-name="highlighted_5f_crypto" office:value-type="float" office:value="0.123456789" calcext:value-type="float">
            <text:p>0,12345679</text:p>
          </table:table-cell>
          <table:table-cell table:number-columns-repeated="2"/>
          <table:table-cell table:style-name="bold_5f_crypto" office:value-type="float" office:value="0.123456789" calcext:value-type="float">
            <text:p>0,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,346%</text:p>
          </table:table-cell>
          <table:table-cell table:style-name="taxable_5f_event_5f_percent" office:value-type="percentage" office:value="0.123456789" calcext:value-type="percentage">
            <text:p>12,346%</text:p>
          </table:table-cell>
          <table:table-cell table:style-name="taxable_5f_event_5f_alt_5f_percent" office:value-type="percentage" office:value="0.123456789" calcext:value-type="percentage">
            <text:p>12,346%</text:p>
          </table:table-cell>
          <table:table-cell table:style-name="acquired_5f_lot_5f_percent" office:value-type="percentage" office:value="0.123456789" calcext:value-type="percentage">
            <text:p>12,346%</text:p>
          </table:table-cell>
          <table:table-cell table:style-name="acquired_5f_lot_5f_alt_5f_percent" office:value-type="percentage" office:value="0.123456789" calcext:value-type="percentage">
            <text:p>12,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27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,123456789</text:p>
          </table:table-cell>
          <table:table-cell table:style-name="taxable_5f_event_5f_border_5f_default" office:value-type="float" office:value="0.123456789" calcext:value-type="float">
            <text:p>0,123456789</text:p>
          </table:table-cell>
          <table:table-cell table:style-name="taxable_5f_event_5f_alt_5f_border_5f_default" office:value-type="float" office:value="0.123456789" calcext:value-type="float">
            <text:p>0,123456789</text:p>
          </table:table-cell>
          <table:table-cell table:style-name="acquired_5f_lot_5f_border_5f_default" office:value-type="float" office:value="0.123456789" calcext:value-type="float">
            <text:p>0,123456789</text:p>
          </table:table-cell>
          <table:table-cell table:style-name="acquired_5f_lot_5f_alt_5f_border_5f_default" office:value-type="float" office:value="0.123456789" calcext:value-type="float">
            <text:p>0,123456789</text:p>
          </table:table-cell>
          <table:table-cell table:style-name="highlighted_5f_border_5f_default" office:value-type="float" office:value="0.123456789" calcext:value-type="float">
            <text:p>0,123456789</text:p>
          </table:table-cell>
          <table:table-cell table:style-name="taxable_5f_event_5f_note_5f_border_5f_default" office:value-type="float" office:value="0.123456789" calcext:value-type="float">
            <text:p>0,123456789</text:p>
          </table:table-cell>
          <table:table-cell table:style-name="acquired_5f_lot_5f_note_5f_border_5f_default" office:value-type="float" office:value="0.123456789" calcext:value-type="float">
            <text:p>0,123456789</text:p>
          </table:table-cell>
          <table:table-cell table:style-name="bold_5f_border_5f_default" office:value-type="float" office:value="0.123456789" calcext:value-type="float">
            <text:p>0,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ce3" office:value-type="currency" office:currency="USD" office:value="0.123456789" calcext:value-type="currency">
            <text:p>$0,12</text:p>
          </table:table-cell>
          <table:table-cell table:style-name="ce5" office:value-type="currency" office:currency="USD" office:value="0.123456789" calcext:value-type="currency">
            <text:p>$0,12</text:p>
          </table:table-cell>
          <table:table-cell table:style-name="ce7" office:value-type="currency" office:currency="USD" office:value="0.123456789" calcext:value-type="currency">
            <text:p>$0,12</text:p>
          </table:table-cell>
          <table:table-cell table:style-name="ce9" office:value-type="currency" office:currency="USD" office:value="0.123456789" calcext:value-type="currency">
            <text:p>$0,12</text:p>
          </table:table-cell>
          <table:table-cell table:style-name="ce11" office:value-type="currency" office:currency="USD" office:value="0.123456789" calcext:value-type="currency">
            <text:p>$0,12</text:p>
          </table:table-cell>
          <table:table-cell table:style-name="ce13" office:value-type="currency" office:currency="USD" office:value="0.123456789" calcext:value-type="currency">
            <text:p>$0,12</text:p>
          </table:table-cell>
          <table:table-cell table:style-name="ce15" office:value-type="currency" office:currency="USD" office:value="0.123456789" calcext:value-type="currency">
            <text:p>$0,12</text:p>
          </table:table-cell>
          <table:table-cell table:style-name="ce17" office:value-type="currency" office:currency="USD" office:value="0.123456789" calcext:value-type="currency">
            <text:p>$0,12</text:p>
          </table:table-cell>
          <table:table-cell table:style-name="ce19" office:value-type="currency" office:currency="USD" office:value="0.123456789" calcext:value-type="currency">
            <text:p>$0,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,12345679</text:p>
          </table:table-cell>
          <table:table-cell table:style-name="taxable_5f_event_5f_border_5f_crypto" office:value-type="float" office:value="0.123456789" calcext:value-type="float">
            <text:p>0,12345679</text:p>
          </table:table-cell>
          <table:table-cell table:style-name="taxable_5f_event_5f_alt_5f_border_5f_crypto" office:value-type="float" office:value="0.123456789" calcext:value-type="float">
            <text:p>0,12345679</text:p>
          </table:table-cell>
          <table:table-cell table:style-name="acquired_5f_lot_5f_border_5f_crypto" office:value-type="float" office:value="0.123456789" calcext:value-type="float">
            <text:p>0,12345679</text:p>
          </table:table-cell>
          <table:table-cell table:style-name="acquired_5f_lot_5f_alt_5f_border_5f_crypto" office:value-type="float" office:value="0.123456789" calcext:value-type="float">
            <text:p>0,12345679</text:p>
          </table:table-cell>
          <table:table-cell table:style-name="highlighted_5f_border_5f_crypto" office:value-type="float" office:value="0.123456789" calcext:value-type="float">
            <text:p>0,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,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,346%</text:p>
          </table:table-cell>
          <table:table-cell table:style-name="taxable_5f_event_5f_border_5f_percent" office:value-type="percentage" office:value="0.123456789" calcext:value-type="percentage">
            <text:p>12,346%</text:p>
          </table:table-cell>
          <table:table-cell table:style-name="taxable_5f_event_5f_alt_5f_border_5f_percent" office:value-type="percentage" office:value="0.123456789" calcext:value-type="percentage">
            <text:p>12,346%</text:p>
          </table:table-cell>
          <table:table-cell table:style-name="acquired_5f_lot_5f_border_5f_percent" office:value-type="percentage" office:value="0.123456789" calcext:value-type="percentage">
            <text:p>12,346%</text:p>
          </table:table-cell>
          <table:table-cell table:style-name="acquired_5f_lot_5f_alt_5f_border_5f_percent" office:value-type="percentage" office:value="0.123456789" calcext:value-type="percentage">
            <text:p>12,346%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13:20:50.9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14T13:21:46.435000000</dc:date>
    <meta:editing-duration>P1DT10H36M40S</meta:editing-duration>
    <meta:editing-cycles>111</meta:editing-cycles>
    <meta:generator>LibreOffice/7.5.3.2$Windows_X86_64 LibreOffice_project/9f56dff12ba03b9acd7730a5a481eea045e468f3</meta:generator>
    <meta:document-statistic meta:table-count="1" meta:cell-count="96" meta:object-count="0"/>
  </office:meta>
</office:document-meta>
</file>